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rfc-language-tag="en-GB-oed" fo:language="en" fo:country="GB" officeooo:rsid="0009850d" officeooo:paragraph-rsid="0009e2ad" style:font-size-asian="10.5pt"/>
    </style:style>
    <style:style style:name="P2" style:family="paragraph" style:parent-style-name="Standard">
      <style:text-properties style:rfc-language-tag="en-GB-oed" fo:language="en" fo:country="GB" officeooo:rsid="000a91fc" officeooo:paragraph-rsid="000a91fc" style:font-size-asian="10.5pt"/>
    </style:style>
    <style:style style:name="P3" style:family="paragraph" style:parent-style-name="Standard">
      <style:text-properties style:rfc-language-tag="en-GB-oed" fo:language="en" fo:country="GB" officeooo:rsid="000c32a1" officeooo:paragraph-rsid="000c32a1" style:font-size-asian="10.5pt"/>
    </style:style>
    <style:style style:name="P4" style:family="paragraph" style:parent-style-name="Standard">
      <style:text-properties style:rfc-language-tag="en-GB-oed" fo:language="en" fo:country="GB" officeooo:rsid="0010310a" officeooo:paragraph-rsid="0010310a" style:font-size-asian="10.5pt"/>
    </style:style>
    <style:style style:name="P5" style:family="paragraph" style:parent-style-name="Standard">
      <style:text-properties style:rfc-language-tag="en-GB-oed" fo:language="en" fo:country="GB" officeooo:rsid="001126ab" officeooo:paragraph-rsid="001126ab" style:font-size-asian="10.5pt"/>
    </style:style>
    <style:style style:name="P6" style:family="paragraph" style:parent-style-name="Standard">
      <style:text-properties style:rfc-language-tag="en-GB-oed" fo:language="en" fo:country="GB" officeooo:rsid="0013267c" officeooo:paragraph-rsid="0013267c" style:font-size-asian="10.5pt"/>
    </style:style>
    <style:style style:name="P7" style:family="paragraph" style:parent-style-name="Standard">
      <style:paragraph-properties fo:text-align="justify" style:justify-single-word="false"/>
      <style:text-properties style:rfc-language-tag="en-GB-oed" fo:language="en" fo:country="GB" officeooo:rsid="00167ac7" officeooo:paragraph-rsid="00167ac7" style:font-size-asian="10.5pt"/>
    </style:style>
    <style:style style:name="T1" style:family="text">
      <style:text-properties officeooo:rsid="0009e2ad"/>
    </style:style>
    <style:style style:name="T2" style:family="text">
      <style:text-properties officeooo:rsid="000cc93a"/>
    </style:style>
    <style:style style:name="T3" style:family="text">
      <style:text-properties officeooo:rsid="00103c4d"/>
    </style:style>
    <style:style style:name="T4" style:family="text">
      <style:text-properties officeooo:rsid="0013267c"/>
    </style:style>
    <style:style style:name="T5" style:family="text">
      <style:text-properties officeooo:rsid="0015049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o the Editor,</text:p>
      <text:p text:style-name="P7">I was very disappointed with your statements in your article addressing how would immigrants enhance our society. I agree with you that immigrants can improve our economy. In spite of that, I'm not so fond of the idea that immigrants are a willing workforce to be exploited for jobs which no one else would do.</text:p>
      <text:p text:style-name="P7"/>
      <text:p text:style-name="P7">In my point of view, it is unjust that immigrants are hired for low-income jobs, despite qualification they had in their home country. Many of them are former doctors, technicians, teachers or scientists. The state is forming obstacles for them to requalificate, so frequently they rather return to their country of origin or take up underpaid jobs. As the Czech republic undergoes a serious brain drain, it is unwise to let educated people work as waiters or janitors. If our community is expecting immigrants to boost our economy, we must make it easier for them to integrate and unleash their potential.</text:p>
      <text:p text:style-name="P7"/>
      <text:p text:style-name="P7">I can't argue, that hearing foreign languages in the streets and trying new foods is what many people imagine when thinking of multicultural society. However, <text:s/>if we want our country to be culturally diverse and respectful to other nationalities, we must give foreigners the chance to have the same opportunities as we enjoy – not making them shopkeepers.</text:p>
      <text:p text:style-name="P7"/>
      <text:p text:style-name="P7">To summarize, contrary to your opinion, we shouldn't imagine immigrants as a mold to clog the crevices in our "economy vase". Rather, we should make them the paint to decorate our economy and make it powerful and plentiful of new ideas.</text:p>
      <text:p text:style-name="P7">Yours faithfully,</text:p>
      <text:p text:style-name="P7"/>
      <text:p text:style-name="P7"><text:s/>Bohdan Kopčá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7T13:41:27.812829845</meta:creation-date>
    <dc:date>2018-11-07T18:32:10.316754089</dc:date>
    <meta:editing-duration>PT26M22S</meta:editing-duration>
    <meta:editing-cycles>5</meta:editing-cycles>
    <meta:generator>LibreOffice/5.1.6.2$Linux_x86 LibreOffice_project/10m0$Build-2</meta:generator>
    <meta:document-statistic meta:table-count="0" meta:image-count="0" meta:object-count="0" meta:page-count="1" meta:paragraph-count="7" meta:word-count="261" meta:character-count="1552" meta:non-whitespace-character-count="1295"/>
  </office:meta>
</office:document-meta>
</file>